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BigDecimalValidator(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processParsedValue( Object value , Format forma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gDecimal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maxValue( BigDecimal value , double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BigDecimalValidator( boolean strict , int formatType , boolean allowFr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isInRange( BigDecimal value , double min , double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BigDecima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minValue( BigDecimal value , double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